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0.487cm" fo:text-align="center" style:justify-single-word="false" fo:text-indent="0cm" style:auto-text-indent="false"/>
    </style:style>
    <style:style style:name="P2" style:family="paragraph" style:parent-style-name="Standard">
      <style:paragraph-properties fo:margin-left="0cm" fo:margin-right="0cm" fo:margin-top="0cm" fo:margin-bottom="0.353cm" loext:contextual-spacing="false" fo:line-height="0.487cm" fo:text-align="start" style:justify-single-word="false" fo:text-indent="0cm" style:auto-text-indent="false"/>
      <style:text-properties style:use-window-font-color="true" style:font-name="Calibri" fo:font-size="11pt" fo:letter-spacing="normal" fo:background-color="transparent" style:font-name-asian="Calibri1" style:font-size-asian="11pt" style:font-name-complex="Calibri1"/>
    </style:style>
    <style:style style:name="P3" style:family="paragraph" style:parent-style-name="Standard" style:master-page-name="Standard">
      <style:paragraph-properties fo:margin-left="0cm" fo:margin-right="0cm" fo:margin-top="0cm" fo:margin-bottom="0.353cm" loext:contextual-spacing="false" fo:line-height="0.487cm" fo:text-align="start" style:justify-single-word="false" fo:text-indent="0cm" style:auto-text-indent="false" style:page-number="auto"/>
    </style:style>
    <style:style style:name="P4" style:family="paragraph" style:parent-style-name="Standard">
      <style:paragraph-properties fo:margin-left="0cm" fo:margin-right="0cm" fo:margin-top="0.071cm" fo:margin-bottom="0cm" loext:contextual-spacing="false" fo:line-height="0.487cm" fo:text-align="start" style:justify-single-word="false" fo:keep-together="always" fo:text-indent="0cm" style:auto-text-indent="false" fo:keep-with-next="always"/>
    </style:style>
    <style:style style:name="P5" style:family="paragraph" style:parent-style-name="Standard">
      <style:paragraph-properties fo:margin-left="0cm" fo:margin-right="0cm" fo:margin-top="0.071cm" fo:margin-bottom="0cm" loext:contextual-spacing="false" fo:line-height="0.487cm" fo:text-align="start" style:justify-single-word="false" fo:keep-together="always" fo:text-indent="0cm" style:auto-text-indent="false" fo:keep-with-next="always"/>
      <style:text-properties officeooo:rsid="000baa15" officeooo:paragraph-rsid="000baa15"/>
    </style:style>
    <style:style style:name="P6" style:family="paragraph" style:parent-style-name="Standard">
      <style:paragraph-properties fo:margin-left="0cm" fo:margin-right="0cm" fo:margin-top="0.071cm" fo:margin-bottom="0cm" loext:contextual-spacing="false" fo:line-height="0.487cm" fo:text-align="start" style:justify-single-word="false" fo:text-indent="0cm" style:auto-text-indent="false"/>
      <style:text-properties officeooo:rsid="000baa15" officeooo:paragraph-rsid="000baa15"/>
    </style:style>
    <style:style style:name="P7" style:family="paragraph" style:parent-style-name="Standard">
      <style:paragraph-properties fo:margin-left="0cm" fo:margin-right="0cm" fo:margin-top="0.071cm" fo:margin-bottom="0cm" loext:contextual-spacing="false" fo:line-height="0.487cm" fo:text-align="start" style:justify-single-word="false" fo:text-indent="0cm" style:auto-text-indent="false"/>
      <style:text-properties fo:color="#000000" officeooo:rsid="000baa15" officeooo:paragraph-rsid="000baa15"/>
    </style:style>
    <style:style style:name="P8" style:family="paragraph" style:parent-style-name="Standard">
      <style:paragraph-properties fo:margin-left="0cm" fo:margin-right="0cm" fo:margin-top="0.071cm" fo:margin-bottom="0cm" loext:contextual-spacing="false" fo:line-height="0.487cm" fo:text-align="start" style:justify-single-word="false" fo:text-indent="0cm" style:auto-text-indent="false"/>
      <style:text-properties fo:color="#000000" officeooo:rsid="000dc847" officeooo:paragraph-rsid="000dc847"/>
    </style:style>
    <style:style style:name="P9" style:family="paragraph" style:parent-style-name="Standard">
      <style:paragraph-properties fo:margin-left="0cm" fo:margin-right="0cm" fo:margin-top="0.071cm" fo:margin-bottom="0cm" loext:contextual-spacing="false" fo:line-height="0.487cm" fo:text-align="start" style:justify-single-word="false" fo:text-indent="0cm" style:auto-text-indent="false"/>
      <style:text-properties fo:color="#000000" officeooo:rsid="00100d02" officeooo:paragraph-rsid="00100d02"/>
    </style:style>
    <style:style style:name="P10" style:family="paragraph" style:parent-style-name="Standard">
      <style:paragraph-properties fo:margin-left="0cm" fo:margin-right="0cm" fo:margin-top="0.071cm" fo:margin-bottom="0cm" loext:contextual-spacing="false" fo:line-height="0.487cm" fo:text-align="start" style:justify-single-word="false" fo:text-indent="0cm" style:auto-text-indent="false"/>
      <style:text-properties fo:color="#000000" officeooo:rsid="0010ba3c" officeooo:paragraph-rsid="0010ba3c"/>
    </style:style>
    <style:style style:name="T1" style:family="text">
      <style:text-properties fo:color="#365f91" style:font-name="Cambria" fo:font-size="13pt" fo:letter-spacing="normal" fo:background-color="transparent" loext:char-shading-value="0" style:font-name-asian="Cambria1" style:font-size-asian="13pt" style:font-name-complex="Cambria1"/>
    </style:style>
    <style:style style:name="T2" style:family="text">
      <style:text-properties style:use-window-font-color="true" style:font-name="Calibri" fo:font-size="11pt" fo:letter-spacing="normal" fo:background-color="transparent" loext:char-shading-value="0" style:font-name-asian="Calibri1" style:font-size-asian="11pt" style:font-name-complex="Calibri1"/>
    </style:style>
    <style:style style:name="T3" style:family="text">
      <style:text-properties style:font-name="Cambria" fo:font-size="13pt" fo:letter-spacing="normal" officeooo:rsid="000d8e2c" fo:background-color="transparent" loext:char-shading-value="0" style:font-name-asian="Cambria1" style:font-size-asian="13pt" style:font-name-complex="Cambria1"/>
    </style:style>
    <style:style style:name="T4" style:family="text">
      <style:text-properties style:font-name="Cambria" fo:font-size="13pt" fo:letter-spacing="normal" officeooo:rsid="000dc847" fo:background-color="transparent" loext:char-shading-value="0" style:font-name-asian="Cambria1" style:font-size-asian="13pt" style:font-name-complex="Cambria1"/>
    </style:style>
    <style:style style:name="T5" style:family="text">
      <style:text-properties style:font-name="Cambria" fo:font-size="13pt" fo:letter-spacing="normal" fo:background-color="transparent" loext:char-shading-value="0" style:font-name-asian="Cambria1" style:font-size-asian="13pt" style:font-name-complex="Cambria1"/>
    </style:style>
    <style:style style:name="T6" style:family="text">
      <style:text-properties style:font-name="Cambria" fo:font-size="13pt" fo:letter-spacing="normal" officeooo:rsid="000e61f0" fo:background-color="transparent" loext:char-shading-value="0" style:font-name-asian="Cambria1" style:font-size-asian="13pt" style:font-name-complex="Cambria1"/>
    </style:style>
    <style:style style:name="T7" style:family="text">
      <style:text-properties style:font-name="Cambria" fo:font-size="13pt" fo:letter-spacing="normal" officeooo:rsid="00100d02" fo:background-color="transparent" loext:char-shading-value="0" style:font-name-asian="Cambria1" style:font-size-asian="13pt" style:font-name-complex="Cambria1"/>
    </style:style>
    <style:style style:name="T8" style:family="text">
      <style:text-properties style:font-name="Cambria" fo:font-size="13pt" fo:letter-spacing="normal" officeooo:rsid="0010ba3c" fo:background-color="transparent" loext:char-shading-value="0" style:font-name-asian="Cambria1" style:font-size-asian="13pt"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S3514 Laboratory Session</text:span><text:span text:style-name="T2">: </text:span></text:p>
      <text:p text:style-name="P2"/>
      <text:p text:style-name="P4"><text:span text:style-name="T1">Name:<text:tab/><text:tab/>Nathan Crowley</text:span></text:p>
      <text:p text:style-name="P2"/>
      <text:p text:style-name="P4"><text:span text:style-name="T1">Student ID:<text:tab/>118429092</text:span></text:p>
      <text:p text:style-name="P2"/>
      <text:p text:style-name="P1"><text:span text:style-name="T2">Repeat the following sections for each question</text:span></text:p>
      <text:p text:style-name="P5"><text:span text:style-name="T1">Answer:</text:span></text:p>
      <text:p text:style-name="P7"><text:span text:style-name="T3">I firstly define the ports for both players buttons and their green and red LEDs. Then I declare integers for storing their state. </text:span><text:span text:style-name="T4">An integer X to store the delay for the buzzer to start. </text:span></text:p>
      <text:p text:style-name="P8"><text:span text:style-name="T5">I then digitalRead the start button and begin the game if this is HIGH. I then loop through a while loop three times to play the game 3 </text:span><text:span text:style-name="T6">times. Once the game begins I start a timer that will stop for both players when they hit their buttons. To calculate the reaction times I subtract their stop time from the time the timer start. </text:span></text:p>
      <text:p text:style-name="P9"><text:span text:style-name="T5">Then I compare the two players reactions speeds and this is how to determine who won the round. This players green LED is turned on with digitalWrite() and the losers red LED is also turned o</text:span><text:span text:style-name="T8">n. </text:span></text:p>
      <text:p text:style-name="P10"><text:span text:style-name="T8">O</text:span><text:span text:style-name="T5">nce the game is over, aka when the while loop ends, I print the resutls to the Serial monitor.</text:span></text:p>
      <text:p text:style-name="P6"><text:span text:style-name="T1"/></text:p>
      <text:p text:style-name="P5"><text:span text:style-name="T1">Code:</text:span></text:p>
      <text:p text:style-name="P7">/*TASK:</text:p>
      <text:p text:style-name="P7"><text:s/>* - press start button to start the game. After X seconds where 0&lt;X&lt;10 buzzzer sounds.</text:p>
      <text:p text:style-name="P7"><text:s/>* - each player has a stop button. The player who hits their button first is winner.</text:p>
      <text:p text:style-name="P7"><text:s/>* <text:s text:c="3"/>- turn on green LED for winner</text:p>
      <text:p text:style-name="P7"><text:s/>* <text:s text:c="3"/>- turn on red LED for loser</text:p>
      <text:p text:style-name="P7"><text:s/>* - record the difference in the reactions of winner and loser ( winner speed - loser speed).</text:p>
      <text:p text:style-name="P7"><text:s/>* - if hit stop <text:s/>button before buzzer, they lose!!</text:p>
      <text:p text:style-name="P7"><text:s/>* - next game should auto start after a new random X seconds.</text:p>
      <text:p text:style-name="P7"><text:s/>* - after 3 games:</text:p>
      <text:p text:style-name="P7"><text:s/>* <text:s text:c="3"/>- game over, write results of rounds to Serial Monitor</text:p>
      <text:p text:style-name="P7"><text:s/>* <text:s text:c="3"/>- write winner of each round</text:p>
      <text:p text:style-name="P7"><text:s/>* <text:s text:c="3"/>- write winning time</text:p>
      <text:p text:style-name="P7"><text:s/>* <text:s text:c="3"/>- write the difference in player times</text:p>
      <text:p text:style-name="P7"><text:s/>* <text:s/></text:p>
      <text:p text:style-name="P7"><text:soft-page-break/><text:s/>* EXAMPLE REPORT:</text:p>
      <text:p text:style-name="P7"><text:s/>* <text:s/>- Winner is Player1:</text:p>
      <text:p text:style-name="P7"><text:s/>* <text:s text:c="5"/>- Game1 (20ms), Difference (-5ms)</text:p>
      <text:p text:style-name="P7"><text:s/>* <text:s text:c="5"/>- Game2 (25ms), Difference (3ms)</text:p>
      <text:p text:style-name="P7"><text:s/>* <text:s text:c="5"/>- Game3 (18ms), Difference (-2ms)</text:p>
      <text:p text:style-name="P7">*/</text:p>
      <text:p text:style-name="P7">#define ButtonONE 2</text:p>
      <text:p text:style-name="P7">#define ButtonTWO 3</text:p>
      <text:p text:style-name="P7">#define ButtonSTART 4</text:p>
      <text:p text:style-name="P7">//-------------------</text:p>
      <text:p text:style-name="P7">#define P1greenLED 13</text:p>
      <text:p text:style-name="P7">#define P1redLED 12</text:p>
      <text:p text:style-name="P7">//-------------------</text:p>
      <text:p text:style-name="P7">#define P2greenLED 11</text:p>
      <text:p text:style-name="P7">#define P2redLED 10</text:p>
      <text:p text:style-name="P7">//-------------------</text:p>
      <text:p text:style-name="P7">#define buzzer 8</text:p>
      <text:p text:style-name="P7"/>
      <text:p text:style-name="P7">int B1state;</text:p>
      <text:p text:style-name="P7">int B2state;</text:p>
      <text:p text:style-name="P7">int BstartState;</text:p>
      <text:p text:style-name="P7">int X;</text:p>
      <text:p text:style-name="P7">int startTime;</text:p>
      <text:p text:style-name="P7">int P1reactionTime;</text:p>
      <text:p text:style-name="P7">int P2reactionTime;</text:p>
      <text:p text:style-name="P7">int P1wins;</text:p>
      <text:p text:style-name="P7">int P2wins;</text:p>
      <text:p text:style-name="P7">String results;</text:p>
      <text:p text:style-name="P7"/>
      <text:p text:style-name="P7">void setup(){</text:p>
      <text:p text:style-name="P7"><text:s text:c="2"/>pinMode(P1greenLED,OUTPUT);</text:p>
      <text:p text:style-name="P7"><text:s text:c="2"/>pinMode(P1redLED,OUTPUT);</text:p>
      <text:p text:style-name="P7"><text:s text:c="2"/>//-------------------------</text:p>
      <text:p text:style-name="P7"><text:s text:c="2"/>pinMode(P2greenLED,OUTPUT);</text:p>
      <text:p text:style-name="P7"><text:s text:c="2"/>pinMode(P2redLED,OUTPUT);</text:p>
      <text:p text:style-name="P7"><text:s text:c="2"/>pinMode(ButtonONE,INPUT);</text:p>
      <text:p text:style-name="P7"><text:s text:c="2"/>pinMode(ButtonTWO,INPUT);</text:p>
      <text:p text:style-name="P7"><text:s text:c="2"/>Serial.begin(9600);</text:p>
      <text:p text:style-name="P7">}</text:p>
      <text:p text:style-name="P7"/>
      <text:p text:style-name="P7">void loop(){</text:p>
      <text:p text:style-name="P7"><text:soft-page-break/><text:s text:c="2"/>B1state = digitalRead(ButtonONE);</text:p>
      <text:p text:style-name="P7"><text:s text:c="2"/>B2state = digitalRead(ButtonTWO);</text:p>
      <text:p text:style-name="P7"><text:s text:c="2"/>BstartState = digitalRead(ButtonSTART);</text:p>
      <text:p text:style-name="P7"/>
      <text:p text:style-name="P7"><text:s text:c="2"/>//generate X seconds</text:p>
      <text:p text:style-name="P7"><text:s text:c="2"/>if (BstartState == HIGH){ <text:s text:c="6"/>//start game button</text:p>
      <text:p text:style-name="P7"><text:s text:c="5"/>int var = 1;</text:p>
      <text:p text:style-name="P7"><text:s text:c="5"/>while(var &lt; 3){</text:p>
      <text:p text:style-name="P7"><text:s text:c="8"/>X = random(0,11); <text:s text:c="12"/>//random X</text:p>
      <text:p text:style-name="P7"><text:s text:c="8"/>X = X*1000;</text:p>
      <text:p text:style-name="P7"><text:s text:c="8"/>delay(X);</text:p>
      <text:p text:style-name="P7"><text:s text:c="8"/>//Sound buzzer</text:p>
      <text:p text:style-name="P7"><text:s text:c="8"/>tone(buzzer,1000,500);</text:p>
      <text:p text:style-name="P7"><text:s text:c="8"/>//start timer</text:p>
      <text:p text:style-name="P7"><text:s text:c="8"/>startTime = millis(); <text:s text:c="8"/></text:p>
      <text:p text:style-name="P7"><text:s text:c="8"/>if (B1state == HIGH){</text:p>
      <text:p text:style-name="P7"><text:s text:c="10"/>//when player one hits the button stop the timer and calculate thier reaction time</text:p>
      <text:p text:style-name="P7"><text:s text:c="10"/>int P1stopTime;</text:p>
      <text:p text:style-name="P7"><text:s text:c="10"/>P1stopTime = millis();</text:p>
      <text:p text:style-name="P7"><text:s text:c="10"/>P1reactionTime = P1stopTime - startTime;</text:p>
      <text:p text:style-name="P7"><text:s text:c="8"/>}</text:p>
      <text:p text:style-name="P7"><text:s text:c="8"/>if(B2state == HIGH){</text:p>
      <text:p text:style-name="P7"><text:s text:c="10"/>int P2stopTime;</text:p>
      <text:p text:style-name="P7"><text:s text:c="10"/>P2stopTime = millis();</text:p>
      <text:p text:style-name="P7"><text:s text:c="10"/>P2reactionTime = P2stopTime - startTime;</text:p>
      <text:p text:style-name="P7"><text:s text:c="8"/>}</text:p>
      <text:p text:style-name="P7"><text:s text:c="8"/>//find out who is winner turn on Green light for winner and Red light for loser</text:p>
      <text:p text:style-name="P7"><text:s text:c="8"/>if(P1reactionTime &lt; P2reactionTime){ <text:s text:c="3"/>//P1 reacted faster</text:p>
      <text:p text:style-name="P7"><text:s text:c="10"/>String WinningReport = "";</text:p>
      <text:p text:style-name="P7"><text:s text:c="10"/>P1wins++;</text:p>
      <text:p text:style-name="P7"><text:s text:c="10"/>digitalWrite(P1greenLED,HIGH);</text:p>
      <text:p text:style-name="P7"><text:s text:c="10"/>digitalWrite(P2redLED,HIGH);</text:p>
      <text:p text:style-name="P7"><text:s text:c="8"/>}</text:p>
      <text:p text:style-name="P7"><text:s text:c="8"/>else{</text:p>
      <text:p text:style-name="P7"><text:s text:c="10"/>String WinningReport = "";</text:p>
      <text:p text:style-name="P7"><text:s text:c="10"/>P2wins++;</text:p>
      <text:p text:style-name="P7"><text:s text:c="10"/>digitalWrite(P2greenLED,HIGH);</text:p>
      <text:p text:style-name="P7"><text:s text:c="10"/>digitalWrite(P1redLED,HIGH);</text:p>
      <text:p text:style-name="P7"><text:s text:c="8"/>}</text:p>
      <text:p text:style-name="P7"><text:s text:c="5"/>}</text:p>
      <text:p text:style-name="P7"><text:soft-page-break/><text:s text:c="5"/>var++;</text:p>
      <text:p text:style-name="P7"><text:s text:c="4"/>//write results to serial monitor</text:p>
      <text:p text:style-name="P7"><text:s text:c="4"/>if(P1wins &gt; P2wins){</text:p>
      <text:p text:style-name="P7"><text:s text:c="6"/>//P1 won</text:p>
      <text:p text:style-name="P7"><text:s text:c="6"/>String winner = "Winner is Player1";</text:p>
      <text:p text:style-name="P7"><text:s text:c="4"/>}else{</text:p>
      <text:p text:style-name="P7"><text:s text:c="6"/>//P2 won</text:p>
      <text:p text:style-name="P7"><text:s text:c="6"/>String winner = "Winner is Player2";</text:p>
      <text:p text:style-name="P7"><text:s text:c="4"/>}</text:p>
      <text:p text:style-name="P7"><text:s text:c="4"/>Serial.print(winner);</text:p>
      <text:p text:style-name="P7"><text:s text:c="2"/>}</text:p>
      <text:p text:style-name="P7">}</text:p>
      <text:p text:style-name="P6"><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28T17:26:14.707041513</dc:date>
    <meta:editing-duration>PT9M46S</meta:editing-duration>
    <meta:editing-cycles>1</meta:editing-cycles>
    <meta:document-statistic meta:table-count="0" meta:image-count="0" meta:object-count="0" meta:page-count="4" meta:paragraph-count="113" meta:word-count="543" meta:character-count="3823" meta:non-whitespace-character-count="2933"/>
    <meta:generator>LibreOffice/6.4.6.2$Linux_X86_64 LibreOffice_project/40$Build-2</meta:generator>
  </office:meta>
</office:document-meta>
</file>